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6141" officeooo:paragraph-rsid="000d6141"/>
    </style:style>
    <style:style style:name="P2" style:family="paragraph" style:parent-style-name="Standard">
      <style:paragraph-properties fo:text-align="center" style:justify-single-word="false"/>
      <style:text-properties officeooo:rsid="000d6141" officeooo:paragraph-rsid="000d6141"/>
    </style:style>
    <style:style style:name="P3" style:family="paragraph" style:parent-style-name="Standard">
      <style:paragraph-properties fo:text-align="center" style:justify-single-word="false"/>
      <style:text-properties fo:font-size="18pt" fo:font-weight="bold" officeooo:rsid="000d6141" officeooo:paragraph-rsid="000d6141" style:font-size-asian="18pt" style:font-weight-asian="bold" style:font-size-complex="18pt" style:font-weight-complex="bold"/>
    </style:style>
    <style:style style:name="P4" style:family="paragraph" style:parent-style-name="Standard">
      <style:text-properties officeooo:rsid="001042e1" officeooo:paragraph-rsid="001042e1"/>
    </style:style>
    <style:style style:name="P5" style:family="paragraph" style:parent-style-name="Standard">
      <style:text-properties officeooo:rsid="00123634" officeooo:paragraph-rsid="00123634"/>
    </style:style>
    <style:style style:name="P6" style:family="paragraph" style:parent-style-name="Standard">
      <style:text-properties officeooo:rsid="0013e796" officeooo:paragraph-rsid="0013e796"/>
    </style:style>
    <style:style style:name="P7" style:family="paragraph" style:parent-style-name="Standard">
      <style:text-properties officeooo:rsid="00180dbd" officeooo:paragraph-rsid="00180dbd"/>
    </style:style>
    <style:style style:name="P8" style:family="paragraph" style:parent-style-name="Standard">
      <style:text-properties officeooo:rsid="001bcd1a" officeooo:paragraph-rsid="001bcd1a"/>
    </style:style>
    <style:style style:name="P9" style:family="paragraph" style:parent-style-name="Standard">
      <style:text-properties officeooo:rsid="001cf608" officeooo:paragraph-rsid="001cf608"/>
    </style:style>
    <style:style style:name="P10" style:family="paragraph" style:parent-style-name="Standard">
      <style:text-properties officeooo:rsid="001f479b" officeooo:paragraph-rsid="001f479b"/>
    </style:style>
    <style:style style:name="P11" style:family="paragraph" style:parent-style-name="Standard">
      <style:text-properties officeooo:rsid="0021a2e7" officeooo:paragraph-rsid="0021a2e7"/>
    </style:style>
    <style:style style:name="P12" style:family="paragraph" style:parent-style-name="Standard">
      <style:text-properties officeooo:rsid="0022c21a" officeooo:paragraph-rsid="0022c21a"/>
    </style:style>
    <style:style style:name="P13" style:family="paragraph" style:parent-style-name="Standard">
      <style:text-properties officeooo:rsid="002453a0" officeooo:paragraph-rsid="002453a0"/>
    </style:style>
    <style:style style:name="P14" style:family="paragraph" style:parent-style-name="Standard">
      <style:text-properties officeooo:rsid="002713fe" officeooo:paragraph-rsid="002713fe"/>
    </style:style>
    <style:style style:name="P15" style:family="paragraph" style:parent-style-name="Standard">
      <style:text-properties fo:font-style="italic" style:font-style-asian="italic" style:font-style-complex="italic"/>
    </style:style>
    <style:style style:name="P16" style:family="paragraph" style:parent-style-name="Standard">
      <style:text-properties fo:font-style="italic" officeooo:rsid="0026497f" officeooo:paragraph-rsid="0026497f" style:font-style-asian="italic" style:font-style-complex="italic"/>
    </style:style>
    <style:style style:name="P17" style:family="paragraph" style:parent-style-name="Standard">
      <style:text-properties fo:font-style="italic" officeooo:rsid="002713fe" officeooo:paragraph-rsid="002713fe" style:font-style-asian="italic" style:font-style-complex="italic"/>
    </style:style>
    <style:style style:name="P18" style:family="paragraph" style:parent-style-name="Standard">
      <style:text-properties officeooo:rsid="0029316e" officeooo:paragraph-rsid="0029316e"/>
    </style:style>
    <style:style style:name="P19" style:family="paragraph" style:parent-style-name="Standard">
      <style:text-properties officeooo:rsid="0029316e" officeooo:paragraph-rsid="002f205d"/>
    </style:style>
    <style:style style:name="P20" style:family="paragraph" style:parent-style-name="Standard">
      <style:text-properties officeooo:rsid="0029316e" officeooo:paragraph-rsid="003dcd7c"/>
    </style:style>
    <style:style style:name="P21" style:family="paragraph" style:parent-style-name="Standard">
      <style:text-properties officeooo:rsid="0031b601" officeooo:paragraph-rsid="0031b601"/>
    </style:style>
    <style:style style:name="P22" style:family="paragraph" style:parent-style-name="Standard">
      <style:text-properties officeooo:rsid="00335bc1" officeooo:paragraph-rsid="00335bc1"/>
    </style:style>
    <style:style style:name="P23" style:family="paragraph" style:parent-style-name="Standard">
      <style:text-properties officeooo:rsid="0036a975" officeooo:paragraph-rsid="0036a975"/>
    </style:style>
    <style:style style:name="P24" style:family="paragraph" style:parent-style-name="Standard">
      <style:text-properties officeooo:rsid="003a6887" officeooo:paragraph-rsid="003a6887"/>
    </style:style>
    <style:style style:name="P25" style:family="paragraph" style:parent-style-name="Standard">
      <style:text-properties officeooo:rsid="003dcd7c" officeooo:paragraph-rsid="003dcd7c"/>
    </style:style>
    <style:style style:name="P26" style:family="paragraph" style:parent-style-name="Standard">
      <style:text-properties officeooo:rsid="0042fe60" officeooo:paragraph-rsid="0042fe60"/>
    </style:style>
    <style:style style:name="P27" style:family="paragraph" style:parent-style-name="Standard">
      <style:text-properties officeooo:rsid="004409f4" officeooo:paragraph-rsid="004409f4"/>
    </style:style>
    <style:style style:name="P28" style:family="paragraph" style:parent-style-name="Standard">
      <style:text-properties fo:font-style="normal" officeooo:rsid="0022c21a" officeooo:paragraph-rsid="0022c21a" style:font-style-asian="normal" style:font-style-complex="normal"/>
    </style:style>
    <style:style style:name="P29" style:family="paragraph" style:parent-style-name="Standard">
      <style:text-properties fo:font-style="normal" officeooo:rsid="00238619" officeooo:paragraph-rsid="00238619" style:font-style-asian="normal" style:font-style-complex="normal"/>
    </style:style>
    <style:style style:name="P30" style:family="paragraph" style:parent-style-name="Standard">
      <style:text-properties fo:font-style="normal" officeooo:rsid="002453a0" officeooo:paragraph-rsid="002453a0" style:font-style-asian="normal" style:font-style-complex="normal"/>
    </style:style>
    <style:style style:name="P31" style:family="paragraph" style:parent-style-name="Standard">
      <style:text-properties fo:font-style="normal" officeooo:rsid="002713fe" style:font-style-asian="normal" style:font-style-complex="normal"/>
    </style:style>
    <style:style style:name="P32" style:family="paragraph" style:parent-style-name="Standard">
      <style:text-properties fo:font-style="normal" officeooo:rsid="00288daa" officeooo:paragraph-rsid="002713fe" style:font-style-asian="normal" style:font-style-complex="normal"/>
    </style:style>
    <style:style style:name="P33" style:family="paragraph" style:parent-style-name="Standard">
      <style:text-properties fo:font-style="normal" officeooo:rsid="0029316e" officeooo:paragraph-rsid="0029316e" style:font-style-asian="normal" style:font-style-complex="normal"/>
    </style:style>
    <style:style style:name="P34" style:family="paragraph" style:parent-style-name="Standard">
      <style:text-properties fo:font-style="normal" officeooo:rsid="0030de6f" officeooo:paragraph-rsid="003dcd7c" style:font-style-asian="normal" style:font-style-complex="normal"/>
    </style:style>
    <style:style style:name="P35" style:family="paragraph" style:parent-style-name="Standard">
      <style:text-properties fo:font-style="normal" officeooo:rsid="0030de6f" officeooo:paragraph-rsid="0030de6f" style:font-style-asian="normal" style:font-style-complex="normal"/>
    </style:style>
    <style:style style:name="P36" style:family="paragraph" style:parent-style-name="Standard">
      <style:text-properties fo:font-style="normal" officeooo:rsid="0031b601" officeooo:paragraph-rsid="0031b601" style:font-style-asian="normal" style:font-style-complex="normal"/>
    </style:style>
    <style:style style:name="P37" style:family="paragraph" style:parent-style-name="Standard">
      <style:text-properties fo:font-style="normal" officeooo:rsid="00335bc1" officeooo:paragraph-rsid="00335bc1" style:font-style-asian="normal" style:font-style-complex="normal"/>
    </style:style>
    <style:style style:name="P38" style:family="paragraph" style:parent-style-name="Standard">
      <style:text-properties fo:font-style="normal" officeooo:rsid="0036a552" officeooo:paragraph-rsid="0036a552" style:font-style-asian="normal" style:font-style-complex="normal"/>
    </style:style>
    <style:style style:name="P39" style:family="paragraph" style:parent-style-name="Standard">
      <style:text-properties fo:font-style="normal" officeooo:rsid="00342498" officeooo:paragraph-rsid="00342498" style:font-style-asian="normal" style:font-style-complex="normal"/>
    </style:style>
    <style:style style:name="P40" style:family="paragraph" style:parent-style-name="Standard">
      <style:text-properties fo:font-style="normal" officeooo:rsid="003589ae" officeooo:paragraph-rsid="003589ae" style:font-style-asian="normal" style:font-style-complex="normal"/>
    </style:style>
    <style:style style:name="P41" style:family="paragraph" style:parent-style-name="Standard">
      <style:text-properties fo:font-style="normal" officeooo:rsid="0036a975" officeooo:paragraph-rsid="0036a975" style:font-style-asian="normal" style:font-style-complex="normal"/>
    </style:style>
    <style:style style:name="P42" style:family="paragraph" style:parent-style-name="Standard">
      <style:text-properties fo:font-style="normal" officeooo:rsid="003a6887" officeooo:paragraph-rsid="003a6887" style:font-style-asian="normal" style:font-style-complex="normal"/>
    </style:style>
    <style:style style:name="P43" style:family="paragraph" style:parent-style-name="Standard">
      <style:text-properties fo:font-style="normal" officeooo:rsid="003a5af1" officeooo:paragraph-rsid="003a5af1" style:font-style-asian="normal" style:font-style-complex="normal"/>
    </style:style>
    <style:style style:name="P44" style:family="paragraph" style:parent-style-name="Standard">
      <style:text-properties fo:font-style="normal" officeooo:rsid="003fd851" officeooo:paragraph-rsid="0030de6f" style:font-style-asian="normal" style:font-style-complex="normal"/>
    </style:style>
    <style:style style:name="P45" style:family="paragraph" style:parent-style-name="Standard">
      <style:text-properties fo:font-style="normal" officeooo:rsid="003fd851" officeooo:paragraph-rsid="003fd851" style:font-style-asian="normal" style:font-style-complex="normal"/>
    </style:style>
    <style:style style:name="P46" style:family="paragraph" style:parent-style-name="Standard">
      <style:text-properties fo:font-style="normal" officeooo:rsid="0040077b" officeooo:paragraph-rsid="0040077b" style:font-style-asian="normal" style:font-style-complex="normal"/>
    </style:style>
    <style:style style:name="P47" style:family="paragraph" style:parent-style-name="Standard">
      <style:text-properties fo:font-style="normal" officeooo:rsid="002d4069" officeooo:paragraph-rsid="002d4069" style:font-style-asian="normal" style:font-style-complex="normal"/>
    </style:style>
    <style:style style:name="P48" style:family="paragraph" style:parent-style-name="Standard">
      <style:text-properties fo:font-style="normal" officeooo:rsid="002f205d" officeooo:paragraph-rsid="002f205d" style:font-style-asian="normal" style:font-style-complex="normal"/>
    </style:style>
    <style:style style:name="P49" style:family="paragraph" style:parent-style-name="Standard">
      <style:text-properties fo:font-style="normal" officeooo:rsid="00411ae5" officeooo:paragraph-rsid="00411ae5" style:font-style-asian="normal" style:font-style-complex="normal"/>
    </style:style>
    <style:style style:name="P50" style:family="paragraph" style:parent-style-name="Standard">
      <style:text-properties fo:font-style="normal" officeooo:rsid="004409f4" officeooo:paragraph-rsid="004409f4" style:font-style-asian="normal" style:font-style-complex="normal"/>
    </style:style>
    <style:style style:name="P51" style:family="paragraph" style:parent-style-name="Standard">
      <style:text-properties fo:font-style="normal" officeooo:rsid="004974ee" officeooo:paragraph-rsid="004974ee" style:font-style-asian="normal" style:font-style-complex="normal"/>
    </style:style>
    <style:style style:name="P52" style:family="paragraph" style:parent-style-name="Standard">
      <style:text-properties fo:font-style="normal" officeooo:rsid="004abd63" officeooo:paragraph-rsid="004abd63" style:font-style-asian="normal" style:font-style-complex="normal"/>
    </style:style>
    <style:style style:name="P53" style:family="paragraph" style:parent-style-name="Standard">
      <style:text-properties fo:font-style="normal" officeooo:rsid="004b3ba6" officeooo:paragraph-rsid="004b3ba6" style:font-style-asian="normal" style:font-style-complex="normal"/>
    </style:style>
    <style:style style:name="P54" style:family="paragraph" style:parent-style-name="Standard">
      <style:text-properties fo:font-style="normal" officeooo:rsid="004d85f0" officeooo:paragraph-rsid="004d85f0" style:font-style-asian="normal" style:font-style-complex="normal"/>
    </style:style>
    <style:style style:name="P55" style:family="paragraph" style:parent-style-name="Standard">
      <style:text-properties fo:font-style="normal" officeooo:rsid="004abd63" officeooo:paragraph-rsid="004abd63" style:font-style-asian="normal" style:font-style-complex="normal"/>
    </style:style>
    <style:style style:name="P56" style:family="paragraph" style:parent-style-name="Standard">
      <style:text-properties fo:font-style="normal" officeooo:rsid="004f6eb4" officeooo:paragraph-rsid="004f6eb4" style:font-style-asian="normal" style:font-style-complex="normal"/>
    </style:style>
    <style:style style:name="T1" style:family="text">
      <style:text-properties officeooo:rsid="0014d28b"/>
    </style:style>
    <style:style style:name="T2" style:family="text">
      <style:text-properties officeooo:rsid="00180dbd"/>
    </style:style>
    <style:style style:name="T3" style:family="text">
      <style:text-properties officeooo:rsid="001a615f"/>
    </style:style>
    <style:style style:name="T4" style:family="text">
      <style:text-properties officeooo:rsid="001a915c"/>
    </style:style>
    <style:style style:name="T5" style:family="text">
      <style:text-properties fo:font-weight="bold" style:font-weight-asian="bold" style:font-weight-complex="bold"/>
    </style:style>
    <style:style style:name="T6" style:family="text">
      <style:text-properties officeooo:rsid="0021a2e7"/>
    </style:style>
    <style:style style:name="T7" style:family="text">
      <style:text-properties fo:font-style="italic" style:font-style-asian="italic" style:font-style-complex="italic"/>
    </style:style>
    <style:style style:name="T8" style:family="text">
      <style:text-properties fo:font-style="italic" officeooo:rsid="003787df"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4f810" style:font-style-asian="normal" style:font-style-complex="normal"/>
    </style:style>
    <style:style style:name="T11" style:family="text">
      <style:text-properties fo:font-style="normal" officeooo:rsid="00288daa" style:font-style-asian="normal" style:font-style-complex="normal"/>
    </style:style>
    <style:style style:name="T12" style:family="text">
      <style:text-properties fo:font-style="normal" officeooo:rsid="002a6d0a" style:font-style-asian="normal" style:font-style-complex="normal"/>
    </style:style>
    <style:style style:name="T13" style:family="text">
      <style:text-properties fo:font-style="normal" officeooo:rsid="002f205d" style:font-style-asian="normal" style:font-style-complex="normal"/>
    </style:style>
    <style:style style:name="T14" style:family="text">
      <style:text-properties fo:font-style="normal" officeooo:rsid="0030de6f" style:font-style-asian="normal" style:font-style-complex="normal"/>
    </style:style>
    <style:style style:name="T15" style:family="text">
      <style:text-properties fo:font-style="normal" officeooo:rsid="00335bc1" style:font-style-asian="normal" style:font-style-complex="normal"/>
    </style:style>
    <style:style style:name="T16" style:family="text">
      <style:text-properties fo:font-style="normal" officeooo:rsid="003787df" style:font-style-asian="normal" style:font-style-complex="normal"/>
    </style:style>
    <style:style style:name="T17" style:family="text">
      <style:text-properties fo:font-style="normal" officeooo:rsid="0038cb78" style:font-style-asian="normal" style:font-style-complex="normal"/>
    </style:style>
    <style:style style:name="T18" style:family="text">
      <style:text-properties fo:font-style="normal" officeooo:rsid="003dcd7c" style:font-style-asian="normal" style:font-style-complex="normal"/>
    </style:style>
    <style:style style:name="T19" style:family="text">
      <style:text-properties fo:font-style="normal" officeooo:rsid="003fd851" style:font-style-asian="normal" style:font-style-complex="normal"/>
    </style:style>
    <style:style style:name="T20" style:family="text">
      <style:text-properties fo:font-style="normal" officeooo:rsid="0045b079" style:font-style-asian="normal" style:font-style-complex="normal"/>
    </style:style>
    <style:style style:name="T21" style:family="text">
      <style:text-properties fo:font-style="normal" officeooo:rsid="00474180" style:font-style-asian="normal" style:font-style-complex="normal"/>
    </style:style>
    <style:style style:name="T22" style:family="text">
      <style:text-properties fo:font-style="normal" officeooo:rsid="0048699f"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officeooo:rsid="0050409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troduction à la cryptologie</text:p>
      <text:p text:style-name="P2">Eric Filiol</text:p>
      <text:p text:style-name="P1"/>
      <text:p text:style-name="P4"/>
      <text:p text:style-name="P4">SI = machines qui fonctionnent à l'électricité (pas nécessairement des ordinateurs, ça peut être <text:tab/>d'autres machines qui poseront aussi des problèmes de sécurité avec les SPC).</text:p>
      <text:p text:style-name="P4"/>
      <text:p text:style-name="P5">On fait ça avec des intercepteurs TEMPEST (où on règle la fréquence sur celles des machines, <text:tab/>comme un intercepteur radio standard).</text:p>
      <text:p text:style-name="P5"/>
      <text:p text:style-name="P6"><text:span text:style-name="T2">I</text:span>dée + support = information. L<text:span text:style-name="T1">a notion de </text:span>support est <text:span text:style-name="T4">consubstantielle à la notion d'information</text:span>.</text:p>
      <text:p text:style-name="P6"/>
      <text:p text:style-name="P7">Action non malveillante : impartiale, non-adaptative, prédictible.<text:span text:style-name="T3"> Théorie des codes pour la sûreté. <text:tab/>S'attaque surtout au support, alors que la sécurité touche surtout à l'information.</text:span></text:p>
      <text:p text:style-name="P7"/>
      <text:p text:style-name="P8"><text:span text:style-name="T5">La cryptologie est signante </text:span>: ça génère du bruit, on sait que vous êtes en train de chiffrer ; <text:tab/>personne ne fait des clés PGP pour du texte... <text:span text:style-name="T5">La cryptologie protège l'information mais <text:tab/>pas le canal, on sait toujours que vous chiffrez.</text:span></text:p>
      <text:p text:style-name="P9"><text:tab/>Cryptologie = COMSEC (communication) alors que stéganographie = TRANSEC, là on <text:tab/><text:tab/>protège le canal aussi.</text:p>
      <text:p text:style-name="P9"/>
      <text:p text:style-name="P10">Code = c'est fait pour être partagé justement. C'est une convention publique.</text:p>
      <text:p text:style-name="P10">Le chiffre, au contraire, possède un secret par définition, qui doit être diffusé le moins possible.</text:p>
      <text:p text:style-name="P10">Ce qui est intéressant dans un chiffre, c'est donc ce qui le différencie du code : le secret, la clef<text:span text:style-name="T6">.</text:span></text:p>
      <text:p text:style-name="P11"><text:tab/>Attention à la gestion des clefs privées !</text:p>
      <text:p text:style-name="P11"/>
      <text:p text:style-name="P12">Deux types d'opération : substitution ou transposition (<text:span text:style-name="T7">anagramme</text:span><text:span text:style-name="T9">).</text:span></text:p>
      <text:p text:style-name="P28"/>
      <text:p text:style-name="P29">Cryptosystème = un algorithme de chiffrement, un algorithme de déchiffrement, le clair, le chiffré et <text:tab/>la clef.</text:p>
      <text:p text:style-name="P29"/>
      <text:p text:style-name="P30">Cryptanalyse = méthodes mathématiques (porte blindée en fait).</text:p>
      <text:p text:style-name="P13"><text:span text:style-name="T9">Cryptanalyse appliquée = tout le reste. L'implémentation et la gestion (les clefs privées ne sont pas <text:tab/>protégées par exemple). La porte blindée sur le mur en carton...</text:span><text:span text:style-name="T10"> C'est l'attaque réelle <text:tab/>souvent.</text:span></text:p>
      <text:p text:style-name="P30"/>
      <text:p text:style-name="P16">checkmyhttps.net</text:p>
      <text:p text:style-name="P17">Simon Sigh - Histoire des codes secrets</text:p>
      <text:p text:style-name="P15">David Kahn (référence) - Codebreakers, éditions McMillan.</text:p>
      <text:p text:style-name="P31"/>
      <text:p text:style-name="P14"><text:span text:style-name="T9">Reconnaissance IFF (</text:span><text:span text:style-name="T7">identification friend or foe</text:span><text:span text:style-name="T9">)</text:span><text:span text:style-name="T11"> (problème d'identification et d'authentification <text:tab/>pour ça, pas de confidentialité : falsification, on se fait passer pour quelqu'un d'autre).</text:span></text:p>
      <text:p text:style-name="P32"/>
      <text:p text:style-name="P33">Durée normale d'un document de l'administration française : 100 ans.</text:p>
      <text:p text:style-name="P33"/>
      <text:p text:style-name="P18"><text:span text:style-name="T9">- </text:span><text:span text:style-name="T12">C</text:span><text:span text:style-name="T9">onfidentialité</text:span><text:span text:style-name="T14"> <text:s/>(réponse : chiffrement)</text:span></text:p>
      <text:p text:style-name="P18"><text:span text:style-name="T9">- </text:span><text:span text:style-name="T12">I</text:span><text:span text:style-name="T9">dentification</text:span><text:span text:style-name="T14"> <text:s/>(réponse : </text:span><text:span text:style-name="T19">mot de passe, </text:span><text:span text:style-name="T14">signature électronique</text:span><text:span text:style-name="T18">, certificats</text:span><text:span text:style-name="T14">)</text:span></text:p>
      <text:p text:style-name="P19"><text:span text:style-name="T9">- </text:span><text:span text:style-name="T12">I</text:span><text:span text:style-name="T9">ntégrité</text:span><text:span text:style-name="T14"> <text:s/>(réponse : hachage)</text:span></text:p>
      <text:p text:style-name="P20"><text:span text:style-name="T9">- </text:span><text:span text:style-name="T12">A</text:span><text:span text:style-name="T9">uthentification</text:span><text:span text:style-name="T13"> = Identification + Intégrité ; bon message de la bonne personne.</text:span><text:span text:style-name="T14"> <text:s/>(réponse : signature électronique</text:span><text:span text:style-name="T18">, certificats</text:span><text:span text:style-name="T19">, MAC et HMAC...</text:span><text:span text:style-name="T14">)</text:span></text:p>
      <text:p text:style-name="P25"><text:span text:style-name="T14"><text:tab/></text:span><text:span text:style-name="T9">On doit être sûr que seul l'émetteur légitime a pu s'identifier, et que personne n'a changé le <text:tab/><text:tab/>message.</text:span></text:p>
      <text:p text:style-name="P20"><text:soft-page-break/><text:span text:style-name="T9">- </text:span><text:span text:style-name="T12">S</text:span><text:span text:style-name="T9">ignature</text:span><text:span text:style-name="T19"> électronique</text:span><text:span text:style-name="T9"> = </text:span><text:span text:style-name="T19">authentification, </text:span><text:span text:style-name="T9">non-répudiation</text:span><text:span text:style-name="T14"> (réponse : signature électronique</text:span><text:span text:style-name="T18">, </text:span><text:span text:style-name="T19"><text:tab/></text:span><text:span text:style-name="T18">certificats</text:span><text:span text:style-name="T14">)</text:span></text:p>
      <text:p text:style-name="P34"/>
      <text:p text:style-name="P21"><text:span text:style-name="T9">Comme il faut s'échanger les clefs pour le chiffrement symétrique, utilisé pour des administrations <text:tab/>par exemple où on a fait passer les certificats préalablement à tout le monde.</text:span><text:span text:style-name="T15"> Sur un réseau <text:tab/>public, comme internet, avec des clients inconnus, </text:span></text:p>
      <text:p text:style-name="P35"/>
      <text:p text:style-name="P21"><text:span text:style-name="T23">Symétrique</text:span><text:span text:style-name="T9"> : chiffrement par flot (à la volée bit par bit) ou chiffrement par blocs.</text:span></text:p>
      <text:p text:style-name="P36"><text:tab/>Le chiffrement par flot se décompose en deux : </text:p>
      <text:p text:style-name="P36"><text:tab/><text:tab/>- chiffrement de Vernam, seul secret parfait (masque jetable). Aléatoire parfait.</text:p>
      <text:p text:style-name="P36"><text:tab/><text:tab/>- pseudo-aléatoire</text:p>
      <text:p text:style-name="P36"><text:tab/>Le chiffrement par blocs se décompose en deux : </text:p>
      <text:p text:style-name="P36"><text:tab/><text:tab/>- chiffrement de Fesitel (DES)</text:p>
      <text:p text:style-name="P36"><text:tab/><text:tab/>- chiffrement SPN (AES)</text:p>
      <text:p text:style-name="P36"/>
      <text:p text:style-name="P22"><text:span text:style-name="T9"><text:tab/></text:span><text:span text:style-name="T23">Avantages du symétrique</text:span><text:span text:style-name="T9"> : </text:span></text:p>
      <text:p text:style-name="P37"><text:tab/><text:tab/>- chiffrement rapide (addition bit à bit)</text:p>
      <text:p text:style-name="P37"><text:tab/><text:tab/>- peut permettre un secret parfait (!), chiffre de Vernam uniquement. Des systèmes <text:tab/><text:tab/><text:tab/>militaires fonctionnent avec (le code militaire, Tarek).</text:p>
      <text:p text:style-name="P37"/>
      <text:p text:style-name="P37">Le secret parfait est basé sur l'idée que même avec un temps et une puissance de calcul infini, on ne pourra jamais retrouver le secret. En fait, l'idée est que la clef doit être au moins aussi longue que le message, pour qu'il y ait au moins autant de clefs que le message. Bruteforce toutes les clefs revient à bruteforce tous les messages (parce que c'est juste un XOR avec la clef en fait), donc aucun moyen d'identifier quel était le bon message au début (puisque tous les messages sont possibles)...</text:p>
      <text:p text:style-name="P37"/>
      <text:p text:style-name="P37"/>
      <text:p text:style-name="P22"><text:span text:style-name="T23">Asymétrique</text:span><text:span text:style-name="T9"> :</text:span></text:p>
      <text:p text:style-name="P37"><text:tab/>Avantages :</text:p>
      <text:p text:style-name="P37"><text:tab/><text:tab/>- plus besoin qu'Alice et Bob se soient préalablement rencontrés.</text:p>
      <text:p text:style-name="P38"><text:tab/>Inconvénients : </text:p>
      <text:p text:style-name="P38"><text:tab/><text:tab/>- très lent (1000 fois plus lent que l'algo symétrique le plus lent, à cause de <text:tab/><text:tab/><text:tab/><text:tab/>l'exponentiation modulaire).</text:p>
      <text:p text:style-name="P38"><text:tab/><text:tab/>- supposé sûr (P=NP, voir plus bas)</text:p>
      <text:p text:style-name="P36"/>
      <text:p text:style-name="P39">Fonction à sens unique : </text:p>
      <text:p text:style-name="P39"><text:tab/>connaissant m, il est facile de calculer f(m)</text:p>
      <text:p text:style-name="P39"><text:tab/>connaissant f(m), il est calculatoirement difficile de retrouver m</text:p>
      <text:p text:style-name="P39"><text:tab/><text:tab/>M=p*q. Casser cet algorithme = factoriser p et q. Mais factoriser en testant tout <text:tab/><text:tab/><text:tab/> <text:s/>jusqu'à racine de n, sur une clef de 2048 bits, c'est 1024 bits, donc tester <text:tab/><text:tab/><text:tab/><text:tab/> <text:s/>2^1024 = 10^300...</text:p>
      <text:p text:style-name="P40"/>
      <text:p text:style-name="P40">Problème : la factorisation (par exemple) est-elle vraiment difficile ou a-t-on juste pas trouvé un <text:tab/>algorithme meilleur ? Problème P=NP (en plus, si l'un tombe, la solution s'appliquera à tous <text:tab/>les autres problèmes de la classe.)</text:p>
      <text:p text:style-name="P35"/>
      <text:p text:style-name="P35"/>
      <text:p text:style-name="P23"><text:span text:style-name="T23">Hybride</text:span><text:span text:style-name="T9"> : </text:span><text:span text:style-name="T7">truecrypt</text:span><text:span text:style-name="T9">,</text:span><text:span text:style-name="T16"> </text:span><text:span text:style-name="T8">veracrypt,</text:span><text:span text:style-name="T9"> </text:span><text:span text:style-name="T7">GPG</text:span><text:span text:style-name="T8">, SSL/TLS</text:span><text:span text:style-name="T9">...</text:span></text:p>
      <text:p text:style-name="P23"><text:span text:style-name="T9"><text:tab/>Comment faire du symétrique (rapide) sans jamais se rencontrer, en sachant qu'on aura la sécurité globale du plus faible</text:span><text:span text:style-name="T17"> maillon.</text:span></text:p>
      <text:p text:style-name="P41"><text:tab/></text:p>
      <text:p text:style-name="P41"/>
      <text:p text:style-name="P41"><text:soft-page-break/></text:p>
      <text:p text:style-name="P24"><text:span text:style-name="T23">Hachage</text:span><text:span text:style-name="T9"> : </text:span></text:p>
      <text:p text:style-name="P42"/>
      <text:p text:style-name="P43">Il est très facile de créer des collisions avec MD5, et c'est presque le cas pour SHA1.</text:p>
      <text:p text:style-name="P35"/>
      <text:p text:style-name="P42">MIC = permet d'assurer l'intégrité (Message Integrity Code)</text:p>
      <text:p text:style-name="P42">MAC = Message Authentication Code, on rajoute un secret pour assurer que ça soit le bon émetteur <text:tab/>(sinon il aurait pu modifier le hash)</text:p>
      <text:p text:style-name="P42">Notions standardisées par l'ISO</text:p>
      <text:p text:style-name="P35"/>
      <text:p text:style-name="P35"/>
      <text:p text:style-name="P44"/>
      <text:p text:style-name="P45">Signature numérique = authentification + report de conviction (pour un tiers extérieur)</text:p>
      <text:p text:style-name="P46"><text:tab/>Conditions de la signature numérique dans les slides de Filiol (on doit toujours pouvoir prouver à un tiers que l'émetteur est le bon, etc.)</text:p>
      <text:p text:style-name="P35"/>
      <text:p text:style-name="P35"/>
      <text:p text:style-name="P35"/>
      <text:p text:style-name="P39">gmp = GNU multiprecision package (précision illimitée)</text:p>
      <text:p text:style-name="P35"/>
      <text:p text:style-name="P47">Toujours un humain et un lien à la confiance au bout (exemple : autorité de certification).</text:p>
      <text:p text:style-name="P47"><text:tab/>Les blockchains tentent d'enlever ça. Mais il pourrait y avoir des backdoors mathématiques <text:tab/><text:tab/>dedans, donc même chose...</text:p>
      <text:p text:style-name="P47"/>
      <text:p text:style-name="P48"/>
      <text:p text:style-name="P49">Caractéristiques d'une clef : </text:p>
      <text:p text:style-name="P49"><text:tab/>- entropie</text:p>
      <text:p text:style-name="P49"><text:tab/>- cryptopériode</text:p>
      <text:p text:style-name="P49"/>
      <text:p text:style-name="P49">L'effort à fournir pour bruteforce est de 2^entropie, en effet :</text:p>
      <text:p text:style-name="P49"><text:tab/>Si la <text:s/>clef est de 2048 bits et qu'on peut tester à l'infini, on fait par dichotomie ; on divise par <text:tab/><text:tab/>2 à chaque fois, soit 2048=2^11</text:p>
      <text:p text:style-name="P26"><text:span text:style-name="T9"><text:tab/>Exemple : entropie du DES : H(DES)=56 bits ; effort de bruteforce = 2^56</text:span><text:span text:style-name="T20"> (2h aujourd'hui).</text:span></text:p>
      <text:p text:style-name="P49"/>
      <text:p text:style-name="P49"/>
      <text:p text:style-name="P49">Chiffrements symétriques : aujourd'hui, 64 bits est un strict minimum (on retrouve encore du DES <text:tab/>de 56 bits aujourd'hui, comme dans Kerberos..). AES-256 est le plus utilisé aujourd'hui, 256 <text:tab/>bits.</text:p>
      <text:p text:style-name="P49"/>
      <text:p text:style-name="P49">En asymétrique, 2048 bits.</text:p>
      <text:p text:style-name="P49"/>
      <text:p text:style-name="P49"/>
      <text:p text:style-name="P49">Record de factorisation : 792 bits.</text:p>
      <text:p text:style-name="P49"/>
      <text:p text:style-name="P49"/>
      <text:p text:style-name="P27"><text:span text:style-name="T9">Les propriétés </text:span><text:span text:style-name="T21">de</text:span><text:span text:style-name="T9"> clef</text:span><text:span text:style-name="T21">s </text:span><text:span text:style-name="T9">asymétriques et symétriques ne sont pas du tout les mêmes ; les tailles de <text:tab/>clefs ne sont pas comparables parce que le bruteforce est différent. En symétrique, avec des <text:tab/>propriétés fortes, on est _vraiment_ obligés de bruteforce tout. Alors qu'en asymétrique, <text:tab/>l'entropie réelle pratique est bien inférieure à cause de de propriétés plus faibles. Donc pour <text:tab/>un niveau de sécurité équivalent, les clefs sont plus longues</text:span></text:p>
      <text:p text:style-name="P27"><text:span text:style-name="T9">(</text:span><text:span text:style-name="T22">en sécurité, </text:span><text:span text:style-name="T9">2048 bits en asymétrique correspond à 256 bits en symétrique)</text:span></text:p>
      <text:p text:style-name="P50"/>
      <text:p text:style-name="P51"><text:soft-page-break/>Un autre avantage de la cryptologie symétrique est qu'une augmentation linéaire de la taille de la <text:tab/>clef augmente exponentiellement l'entropie et donc le temps de calcul.</text:p>
      <text:p text:style-name="P51"/>
      <text:p text:style-name="P52"/>
      <text:p text:style-name="P52">Attaques<text:span text:style-name="T24"> avec le chiffré seul, le </text:span>clair probable (qu'on devine), <text:span text:style-name="T24">le clair </text:span>connu ou <text:span text:style-name="T24">le clair </text:span>choisi (on <text:span text:style-name="T24"><text:tab/></text:span>peut suggérer un texte à<text:span text:style-name="T24"> </text:span>chiffrer à Alice et Bob pour avoir le clair et le chiffré, et en <text:span text:style-name="T24"><text:tab/></text:span>déduire des choses).</text:p>
      <text:p text:style-name="P56"><text:tab/>Le pire : du clair choisi adaptatif ; on peut modifier le message pour tester.<text:span text:style-name="T24"><text:tab/></text:span></text:p>
      <text:p text:style-name="P56"><text:tab/>En pratique, c'est souvent du connu (exemple : on sait que la plupart des bits d'un disque <text:tab/><text:tab/>c'est 0, donc sur un disque chiffré on a du message chiffré).</text:p>
      <text:p text:style-name="P52"/>
      <text:p text:style-name="P52"/>
      <text:p text:style-name="P52"/>
      <text:p text:style-name="P52"/>
      <text:p text:style-name="P54">Calcul d'entropie : H(X) = somme(i=1..n) (pi log2 (pi))</text:p>
      <text:p text:style-name="P54"><text:tab/>pi étant la probabilité (1/n dans le cas d'équiprobabilité)</text:p>
      <text:p text:style-name="P52"/>
      <text:p text:style-name="P52"/>
      <text:p text:style-name="P53"/>
      <text:p text:style-name="P53"/>
      <text:p text:style-name="P53">La théorie de l'information est la base de la crypto symétrique</text:p>
      <text:p text:style-name="P53">La théorie de la complexité est la base de la crypto asymétr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2T13:34:10.001228446</meta:creation-date>
    <dc:date>2016-10-12T17:56:47.302289972</dc:date>
    <meta:editing-duration>PT2H55M3S</meta:editing-duration>
    <meta:editing-cycles>55</meta:editing-cycles>
    <meta:generator>LibreOffice/5.2.2.2.0$Linux_X86_64 LibreOffice_project/20m0$Build-2</meta:generator>
    <meta:document-statistic meta:table-count="0" meta:image-count="0" meta:object-count="0" meta:page-count="4" meta:paragraph-count="82" meta:word-count="1227" meta:character-count="7721" meta:non-whitespace-character-count="6468"/>
  </office:meta>
</office:document-meta>
</file>